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d5d" officeooo:paragraph-rsid="00095d5d"/>
    </style:style>
    <style:style style:name="P2" style:family="paragraph" style:parent-style-name="Standard">
      <style:text-properties officeooo:rsid="00096efc" officeooo:paragraph-rsid="00096efc"/>
    </style:style>
    <style:style style:name="P3" style:family="paragraph" style:parent-style-name="Standard">
      <style:text-properties officeooo:rsid="000b0699" officeooo:paragraph-rsid="000b0699"/>
    </style:style>
    <style:style style:name="P4" style:family="paragraph" style:parent-style-name="Standard">
      <style:text-properties officeooo:rsid="000bb7e3" officeooo:paragraph-rsid="000bb7e3"/>
    </style:style>
    <style:style style:name="P5" style:family="paragraph" style:parent-style-name="Standard">
      <style:text-properties officeooo:rsid="000db9a6" officeooo:paragraph-rsid="000db9a6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5d5d" officeooo:paragraph-rsid="00095d5d"/>
    </style:style>
    <style:style style:name="T1" style:family="text">
      <style:text-properties officeooo:rsid="00096efc"/>
    </style:style>
    <style:style style:name="T2" style:family="text">
      <style:text-properties officeooo:rsid="000bb7e3"/>
    </style:style>
    <style:style style:name="T3" style:family="text">
      <style:text-properties officeooo:rsid="000cac8c"/>
    </style:style>
    <style:style style:name="T4" style:family="text">
      <style:text-properties officeooo:rsid="000db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es de comunicaciones:</text:p>
      <text:p text:style-name="P1"><text:tab/>- Arquitectura de red:</text:p>
      <text:p text:style-name="P1"><text:tab/><text:tab/><text:tab/>1- OSI</text:p>
      <text:p text:style-name="P1"><text:tab/><text:tab/><text:tab/>2- TCP/IP</text:p>
      <text:p text:style-name="P1"><text:tab/>- Encapsulamiento:</text:p>
      <text:p text:style-name="P1"><text:tab/><text:tab/>· Datos</text:p>
      <text:p text:style-name="P1"><text:tab/><text:tab/>· Segmentos / datagramas</text:p>
      <text:p text:style-name="P1"><text:s/><text:tab/><text:tab/>· Puertos</text:p>
      <text:p text:style-name="P1"><text:tab/><text:tab/>· tramas</text:p>
      <text:p text:style-name="P1"/>
      <text:p text:style-name="P1"><text:tab/>- Componentes de una red:</text:p>
      <text:p text:style-name="P1"><text:tab/><text:tab/>· Pasivos</text:p>
      <text:p text:style-name="P1"><text:tab/><text:tab/>· Activos: <text:s/>repetidor, switch, router</text:p>
      <text:p text:style-name="P1"><text:tab/></text:p>
      <text:p text:style-name="P1"><text:tab/>- Niveles TCP/IP:<text:tab/></text:p>
      <text:p text:style-name="P1"><text:tab/><text:tab/>· Fisica: Ethernet(MAC), Medios guiados, Medios</text:p>
      <text:p text:style-name="P1"><text:tab/><text:tab/><text:span text:style-name="T1">· Internet → IP: IPv4, Enrutamiento, Subredes/Vlan’s(entender conceptos), IPv6</text:span></text:p>
      <text:p text:style-name="P1"><text:tab/><text:tab/><text:span text:style-name="T2">· Transporte: TCP, UDP</text:span></text:p>
      <text:p text:style-name="P1"><text:tab/><text:tab/><text:span text:style-name="T3">· Aplicacion: Protocolo, HTTP</text:span></text:p>
      <text:p text:style-name="P1"/>
      <text:p text:style-name="P1"><text:tab/>- <text:span text:style-name="T4">Comandos redes(windows/linux):</text:span></text:p>
      <text:p text:style-name="P6"/>
      <text:p text:style-name="P1"/>
      <text:p text:style-name="P2">Diferencias ip publica, privada. Identificar host en la misma red</text:p>
      <text:p text:style-name="P2">Ip bit a bit. Configurar gateway</text:p>
      <text:p text:style-name="P2"/>
      <text:p text:style-name="P3">subredes→ modificar la mascara por defecto. Cambiar los bits que significa. Para idenfitificar una redo o host ( mirar apuntes )</text:p>
      <text:p text:style-name="P1"/>
      <text:p text:style-name="P4">TCP fiabilidad &gt; velocidad. es el que da la fiabilidad de las conexiones</text:p>
      <text:p text:style-name="P4">UDP velocidad &gt; fiabilidad</text:p>
      <text:p text:style-name="P4">Concepto numero de puerto(del UDP)</text:p>
      <text:p text:style-name="P1"/>
      <text:p text:style-name="P5">Como un equipo se puede conectar a un equipo de su misma red y de fuera ( Packet Tracer ), para que sirven y como funcionan las direcciones MAC, IPv4 e IPv6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1:26:06.770783667</meta:creation-date>
    <dc:date>2020-03-10T11:47:49.534034495</dc:date>
    <meta:editing-duration>PT21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55" meta:character-count="970" meta:non-whitespace-character-count="805"/>
  </office:meta>
</office:document-meta>
</file>